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fo:font-weight="normal" officeooo:rsid="000e6090" officeooo:paragraph-rsid="000e6090" style:font-size-asian="12.25pt" style:font-weight-asian="normal" style:font-size-complex="14pt" style:font-weight-complex="normal"/>
    </style:style>
    <style:style style:name="P2" style:family="paragraph" style:parent-style-name="Standard">
      <style:text-properties fo:font-size="14pt" fo:font-weight="normal" officeooo:rsid="000e6090" officeooo:paragraph-rsid="001036a0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1036a0" officeooo:paragraph-rsid="001036a0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officeooo:rsid="0011bcb1" officeooo:paragraph-rsid="0011bcb1" style:font-size-asian="12.25pt" style:font-size-complex="14pt"/>
    </style:style>
    <style:style style:name="P5" style:family="paragraph" style:parent-style-name="Standard" style:list-style-name="List_20_1">
      <style:text-properties fo:font-size="14pt" officeooo:rsid="0011bcb1" officeooo:paragraph-rsid="0011bcb1" style:font-size-asian="12.25pt" style:font-size-complex="14pt"/>
    </style:style>
    <style:style style:name="P6" style:family="paragraph" style:parent-style-name="Standard">
      <style:text-properties fo:font-size="14pt" officeooo:rsid="0011cbe8" officeooo:paragraph-rsid="0011cbe8" style:font-size-asian="12.25pt" style:font-size-complex="14pt"/>
    </style:style>
    <style:style style:name="P7" style:family="paragraph" style:parent-style-name="Standard" style:list-style-name="List_20_1">
      <style:text-properties fo:font-size="14pt" officeooo:rsid="0011cbe8" officeooo:paragraph-rsid="0011cbe8" style:font-size-asian="12.25pt" style:font-size-complex="14pt"/>
    </style:style>
    <style:style style:name="P8" style:family="paragraph" style:parent-style-name="Standard">
      <style:text-properties fo:font-size="14pt" fo:font-weight="bold" officeooo:rsid="000de076" officeooo:paragraph-rsid="000de076" style:font-size-asian="14pt" style:font-weight-asian="bold" style:font-size-complex="14pt" style:font-weight-complex="bold"/>
    </style:style>
    <style:style style:name="P9" style:family="paragraph" style:parent-style-name="Standard" style:list-style-name="List_20_1">
      <style:text-properties fo:font-size="14pt" fo:font-weight="normal" officeooo:rsid="001036a0" officeooo:paragraph-rsid="001036a0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036a0" officeooo:paragraph-rsid="001036a0" style:font-size-asian="12.25pt" style:font-weight-asian="normal" style:font-size-complex="14pt" style:font-weight-complex="normal"/>
    </style:style>
    <style:style style:name="P11" style:family="paragraph" style:parent-style-name="Standard" style:list-style-name="List_20_1">
      <style:text-properties fo:font-size="14pt" fo:font-weight="normal" officeooo:rsid="0010d7b3" officeooo:paragraph-rsid="0010d7b3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0de076" officeooo:paragraph-rsid="000de076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0e6090" officeooo:paragraph-rsid="000e6090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0de076" officeooo:paragraph-rsid="000de076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officeooo:rsid="000c23cd" officeooo:paragraph-rsid="000c23cd" style:font-size-asian="14pt" style:font-size-complex="14pt"/>
    </style:style>
    <style:style style:name="P16" style:family="paragraph" style:parent-style-name="Standard" style:list-style-name="List_20_1">
      <style:text-properties fo:font-size="14pt" officeooo:rsid="000c23cd" officeooo:paragraph-rsid="000c23cd" style:font-size-asian="14pt" style:font-size-complex="14pt"/>
    </style:style>
    <style:style style:name="P17" style:family="paragraph" style:parent-style-name="Standard" style:list-style-name="List_20_1">
      <style:text-properties fo:font-size="14pt" officeooo:rsid="000de076" officeooo:paragraph-rsid="000de076" style:font-size-asian="14pt" style:font-size-complex="14pt"/>
    </style:style>
    <style:style style:name="P18" style:family="paragraph" style:parent-style-name="Standard">
      <style:text-properties fo:font-size="14pt" officeooo:rsid="000de076" officeooo:paragraph-rsid="000de076" style:font-size-asian="14pt" style:font-size-complex="14pt"/>
    </style:style>
    <style:style style:name="P19" style:family="paragraph" style:parent-style-name="Standard">
      <style:text-properties fo:font-size="14pt" officeooo:rsid="0008a43c" officeooo:paragraph-rsid="0008a43c" style:font-size-asian="14pt" style:font-size-complex="14pt"/>
    </style:style>
    <style:style style:name="P20" style:family="paragraph" style:parent-style-name="Standard">
      <style:text-properties fo:font-size="14pt" officeooo:rsid="000a2604" officeooo:paragraph-rsid="000a2604" style:font-size-asian="14pt" style:font-size-complex="14pt"/>
    </style:style>
    <style:style style:name="P21" style:family="paragraph" style:parent-style-name="Standard">
      <style:text-properties fo:font-size="14pt" officeooo:rsid="000a7b55" officeooo:paragraph-rsid="000a7b55" style:font-size-asian="14pt" style:font-size-complex="14pt"/>
    </style:style>
    <style:style style:name="P22" style:family="paragraph" style:parent-style-name="Standard">
      <style:text-properties fo:font-size="14pt" officeooo:rsid="000b83d8" officeooo:paragraph-rsid="000b83d8" style:font-size-asian="14pt" style:font-size-complex="14pt"/>
    </style:style>
    <style:style style:name="P23" style:family="paragraph" style:parent-style-name="Standard" style:list-style-name="List_20_1">
      <style:text-properties fo:font-size="14pt" officeooo:rsid="000b83d8" officeooo:paragraph-rsid="000b83d8" style:font-size-asian="14pt" style:font-size-complex="14pt"/>
    </style:style>
    <style:style style:name="P24" style:family="paragraph" style:parent-style-name="Standard" style:list-style-name="List_20_1">
      <style:text-properties fo:font-size="14pt" officeooo:rsid="0011fc3a" officeooo:paragraph-rsid="0011fc3a" style:font-size-asian="14pt" style:font-size-complex="14pt"/>
    </style:style>
    <style:style style:name="P25" style:family="paragraph" style:parent-style-name="Standard">
      <style:text-properties fo:font-size="20pt" officeooo:rsid="0011cbe8" officeooo:paragraph-rsid="0011cbe8" style:font-size-asian="20pt" style:font-size-complex="20pt"/>
    </style:style>
    <style:style style:name="P26" style:family="paragraph" style:parent-style-name="Standard">
      <style:text-properties fo:font-size="12pt" officeooo:rsid="0008a43c" officeooo:paragraph-rsid="0008a43c" style:font-size-asian="12pt" style:font-size-complex="12pt"/>
    </style:style>
    <style:style style:name="P27" style:family="paragraph" style:parent-style-name="Standard">
      <style:text-properties fo:font-size="12pt" officeooo:rsid="000a7b55" officeooo:paragraph-rsid="000a7b55" style:font-size-asian="12pt" style:font-size-complex="12pt"/>
    </style:style>
    <style:style style:name="P28" style:family="paragraph" style:parent-style-name="Standard">
      <style:text-properties fo:font-size="12pt" officeooo:rsid="000c23cd" officeooo:paragraph-rsid="000c23cd" style:font-size-asian="12pt" style:font-size-complex="12pt"/>
    </style:style>
    <style:style style:name="P29" style:family="paragraph" style:parent-style-name="Standard">
      <style:text-properties fo:font-size="12pt" officeooo:rsid="0011cbe8" officeooo:paragraph-rsid="0011cbe8" style:font-size-asian="10.5pt" style:font-size-complex="12pt"/>
    </style:style>
    <style:style style:name="P30" style:family="paragraph" style:parent-style-name="Standard">
      <style:text-properties fo:font-size="16pt" fo:font-weight="normal" officeooo:rsid="000e6090" officeooo:paragraph-rsid="000e6090" style:font-size-asian="16pt" style:font-weight-asian="normal" style:font-size-complex="16pt" style:font-weight-complex="normal"/>
    </style:style>
    <style:style style:name="P31" style:family="paragraph" style:parent-style-name="Standard">
      <style:text-properties fo:font-size="16pt" officeooo:rsid="000c23cd" officeooo:paragraph-rsid="000c23cd" style:font-size-asian="16pt" style:font-size-complex="16pt"/>
    </style:style>
    <style:style style:name="P32" style:family="paragraph" style:parent-style-name="Standard">
      <style:text-properties fo:font-size="16pt" officeooo:rsid="0008a43c" officeooo:paragraph-rsid="0008a43c" style:font-size-asian="16pt" style:font-size-complex="16pt"/>
    </style:style>
    <style:style style:name="P33" style:family="paragraph" style:parent-style-name="Standard">
      <style:text-properties fo:font-size="16pt" officeooo:rsid="0011cbe8" officeooo:paragraph-rsid="0011cbe8" style:font-size-asian="16pt" style:font-size-complex="16pt"/>
    </style:style>
    <style:style style:name="P34" style:family="paragraph" style:parent-style-name="Standard">
      <style:text-properties fo:font-size="16pt" officeooo:rsid="0011bcb1" officeooo:paragraph-rsid="0011bcb1" style:font-size-asian="16pt" style:font-size-complex="16pt"/>
    </style:style>
    <style:style style:name="T1" style:family="text">
      <style:text-properties officeooo:rsid="000de07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f6d4b"/>
    </style:style>
    <style:style style:name="T4" style:family="text">
      <style:text-properties officeooo:rsid="001036a0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officeooo:rsid="0010d7b3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Display-flex</text:p>
      <text:p text:style-name="P26"/>
      <text:p text:style-name="P19">torna a tag em um elemento do tipo flex container, e assim automaticamente todos os seus filhos diretos tornam-se flex-items.</text:p>
      <text:p text:style-name="P19"/>
      <text:p text:style-name="P20">Flex-direction</text:p>
      <text:p text:style-name="P20"/>
      <text:p text:style-name="P21">É a propriedade que estabelece eixos principal do container, definindo assim a direção que os flex items são colocados no flex container.</text:p>
      <text:p text:style-name="P20"/>
      <text:p text:style-name="P21">Padrão do flex container é o horizontal.</text:p>
      <text:p text:style-name="P21"/>
      <text:p text:style-name="P22">Os eixos…</text:p>
      <text:p text:style-name="P22"/>
      <text:list xml:id="list2670456293" text:style-name="List_20_1">
        <text:list-item>
          <text:p text:style-name="P23">row(padrão): à direção do texto, esquerda para direita.</text:p>
        </text:list-item>
        <text:list-item>
          <text:p text:style-name="P23">row-reverse: sentido oposto à direção do texto.</text:p>
        </text:list-item>
        <text:list-item>
          <text:p text:style-name="P23">column: ordenação de cima para baixo, em coluna única.</text:p>
        </text:list-item>
        <text:list-item>
          <text:p text:style-name="P23">column-reverse: ordenação inversa, de baixo para cima.</text:p>
        </text:list-item>
      </text:list>
      <text:p text:style-name="P27"/>
      <text:p text:style-name="P31">Flex-wrap </text:p>
      <text:p text:style-name="P28"/>
      <text:p text:style-name="P15">É a propriedade que define se os itens devem ou não quebrar alinha.</text:p>
      <text:p text:style-name="P15"/>
      <text:p text:style-name="P15">Por padrão eles não quebram linhas, isso faz com que os flex itens sejam compactados além do limite do conteúdo.</text:p>
      <text:p text:style-name="P15"/>
      <text:list xml:id="list122923613201301" text:continue-numbering="true" text:style-name="List_20_1">
        <text:list-item>
          <text:p text:style-name="P16">Nowrap: é o padrão, não permite quebra de linha.</text:p>
        </text:list-item>
        <text:list-item>
          <text:p text:style-name="P16">Wrap: permite a quebra de linha assim que um dos flex itens não <text:span text:style-name="T1">puder mais ser compactado.</text:span></text:p>
        </text:list-item>
        <text:list-item>
          <text:p text:style-name="P17">Wrap-reverse: permite a quebra de linha assim que um dos flex itens não puder mais ser compactado, porém na direção contrária da linhas, acima.</text:p>
        </text:list-item>
      </text:list>
      <text:p text:style-name="P18"/>
      <text:p text:style-name="P18">Flex-flow</text:p>
      <text:p text:style-name="P18"/>
      <text:p text:style-name="P18">é um atalho para as propriedades <text:span text:style-name="T2">flex-direction </text:span>e<text:span text:style-name="T2"> flex-wrap.</text:span></text:p>
      <text:p text:style-name="P8"/>
      <text:p text:style-name="P14">Porém seu uso não é tão comum, visto que, quando mudamos o flex-direction para column, mantemos o padrão do flex-wrap que é nowrap.</text:p>
      <text:p text:style-name="P12"/>
      <text:p text:style-name="P30">Justify-content </text:p>
      <text:p text:style-name="P1"/>
      <text:p text:style-name="P1">Essa propriedade vai se encarregar de alinhar os itens dentro do <text:span text:style-name="T3">container de acordo com a direção pretendida </text:span><text:span text:style-name="T4">e tratar da distribuição de espaçamento entre eles.</text:span></text:p>
      <text:p text:style-name="P1"/>
      <text:p text:style-name="P3">OBS: casos seus itens esteja ocupando 100% de todo o container, ela não se aplica.</text:p>
      <text:p text:style-name="P3"><text:soft-page-break/><text:span text:style-name="T5"/></text:p>
      <text:p text:style-name="P3"><text:span text:style-name="T5">As variações</text:span> </text:p>
      <text:p text:style-name="P3"/>
      <text:list xml:id="list122924733056191" text:continue-numbering="true" text:style-name="List_20_1">
        <text:list-item>
          <text:p text:style-name="P9">flex-start: início do container.</text:p>
        </text:list-item>
        <text:list-item>
          <text:p text:style-name="P9">Flex-end: final do container.</text:p>
        </text:list-item>
        <text:list-item>
          <text:p text:style-name="P9">Center: ao centro do container.</text:p>
        </text:list-item>
        <text:list-item>
          <text:p text:style-name="P9">Space-between: cria um espaçamento igual entre os elementos. <text:span text:style-name="T6">Alinha o p</text:span>rimeiro elemento próximo a borda esquerda e o último elemento próximo a borda direita.</text:p>
        </text:list-item>
        <text:list-item>
          <text:p text:style-name="P11">Space-around: os espaçamentos do meio são duas vezes maiores que o inicial e final.</text:p>
        </text:list-item>
      </text:list>
      <text:p text:style-name="P2"/>
      <text:p text:style-name="P34"><text:span text:style-name="T7">Align-items</text:span></text:p>
      <text:p text:style-name="P4"/>
      <text:p text:style-name="P4">Tratamento dos flex itens de acordo com o eixo do container.</text:p>
      <text:p text:style-name="P4">O alinhamento é diferente para quando os itens estão em colunas ou linhas.</text:p>
      <text:p text:style-name="P4">Permite alinhamento central no eixo vertical.</text:p>
      <text:p text:style-name="P4"/>
      <text:list xml:id="list122924994877972" text:continue-numbering="true" text:style-name="List_20_1">
        <text:list-item>
          <text:p text:style-name="P5">Center: alinhamento dos itens ao centro.</text:p>
        </text:list-item>
        <text:list-item>
          <text:p text:style-name="P5">Stretch: padrão, e os flex itens cresçam igualmente.</text:p>
        </text:list-item>
        <text:list-item>
          <text:p text:style-name="P5">Flex-start: alinhamento dos itens no início.</text:p>
        </text:list-item>
        <text:list-item>
          <text:p text:style-name="P5">Flex-end: alinhamento dos itens no final.</text:p>
        </text:list-item>
        <text:list-item>
          <text:p text:style-name="P5">baseline: alinhamento de acordo com a linha base da tipografia dos itens.</text:p>
        </text:list-item>
      </text:list>
      <text:p text:style-name="P4"/>
      <text:p text:style-name="P33">Align-content</text:p>
      <text:p text:style-name="P25"/>
      <text:p text:style-name="P6">É a propriedade responsável por tratar o alinhamento das linhas do container em relação ao eixo vertical do container.</text:p>
      <text:p text:style-name="P6"/>
      <text:p text:style-name="P6">Precisamos que:</text:p>
      <text:list xml:id="list122923722023399" text:continue-numbering="true" text:style-name="List_20_1">
        <text:list-item>
          <text:p text:style-name="P7">O container utilize quebra de linhas.(flex-wrap: wrap)</text:p>
        </text:list-item>
        <text:list-item>
          <text:p text:style-name="P7">A altura do container seja maior que a soma das linhas dos itens.</text:p>
        </text:list-item>
      </text:list>
      <text:p text:style-name="P6"/>
      <text:p text:style-name="P33">Tipos de alinhamento</text:p>
      <text:p text:style-name="P29"/>
      <text:list xml:id="list122924541999975" text:continue-numbering="true" text:style-name="List_20_1">
        <text:list-item>
          <text:p text:style-name="P24">Center: alinhamento dos itens ao centro.</text:p>
        </text:list-item>
        <text:list-item>
          <text:p text:style-name="P24">Stretch: é o padrão e os flex itens crescem igualmente.</text:p>
        </text:list-item>
        <text:list-item>
          <text:p text:style-name="P24">Flex-start: alinhamento dos itens no início.</text:p>
        </text:list-item>
        <text:list-item>
          <text:p text:style-name="P24">Flex-end: alinhamento dos itens no final.</text:p>
        </text:list-item>
        <text:list-item>
          <text:p text:style-name="P24">Space-between: cria um espaçamento igual entre os elementos.</text:p>
        </text:list-item>
        <text:list-item>
          <text:p text:style-name="P24">Space-around: os espaçamentos do meio são duas vezes maiores que o início e final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5T09:26:10.734000000</meta:creation-date>
    <dc:date>2022-06-05T12:29:23.013000000</dc:date>
    <meta:editing-duration>PT13M11S</meta:editing-duration>
    <meta:editing-cycles>2</meta:editing-cycles>
    <meta:generator>LibreOffice/7.3.3.2$Windows_X86_64 LibreOffice_project/d1d0ea68f081ee2800a922cac8f79445e4603348</meta:generator>
    <meta:document-statistic meta:table-count="0" meta:image-count="0" meta:object-count="0" meta:page-count="2" meta:paragraph-count="49" meta:word-count="485" meta:character-count="2893" meta:non-whitespace-character-count="2479"/>
  </office:meta>
</office:document-meta>
</file>